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3" style:family="paragraph" style:parent-style-name="Heading_20_1">
      <style:text-properties fo:color="#2f5361" loext:opacity="100%" style:font-name="Noto Sans Light" fo:font-size="7pt" fo:font-weight="bold" style:font-name-asian="Noto Sans SC Regular" style:font-size-asian="7pt" style:font-weight-asian="bold" style:font-name-complex="Droid Sans Devanagari1" style:font-size-complex="7pt" style:font-weight-complex="bold"/>
    </style:style>
    <style:style style:name="P4" style:family="paragraph" style:parent-style-name="Heading_20_1">
      <style:paragraph-properties fo:keep-with-next="always"/>
    </style:style>
    <style:style style:name="P5" style:family="paragraph" style:parent-style-name="Standard">
      <style:text-properties style:font-name="Noto Sans Light1" fo:font-size="7pt" style:font-size-asian="7pt" style:font-size-complex="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-color="#73ba25"/>
    </style:style>
    <style:style style:name="T1" style:family="text">
      <style:text-properties officeooo:rsid="00e13d36"/>
    </style:style>
    <style:style style:name="T2" style:family="text">
      <style:text-properties officeooo:rsid="000a67a7"/>
    </style:style>
    <style:style style:name="T3" style:family="text">
      <style:text-properties officeooo:rsid="00ff4072"/>
    </style:style>
    <style:style style:name="T4" style:family="text">
      <style:text-properties style:font-name="Noto Sans Light1" fo:font-size="7pt" style:font-size-asian="7pt" style:font-size-complex="7pt"/>
    </style:style>
    <style:style style:name="T5" style:family="text">
      <style:text-properties officeooo:rsid="0100e467"/>
    </style:style>
    <style:style style:name="T6" style:family="text">
      <style:text-properties officeooo:rsid="0101f562"/>
    </style:style>
    <style:style style:name="T7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2f5361" loext:opacity="100%" style:font-name="Source Sans Pro" fo:font-weight="bold" style:font-weight-asian="bold" style:font-weight-complex="bold"/>
    </style:style>
    <style:style style:name="T9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hat is the main goal of the openSUSE project?</text:h>
      <text:p text:style-name="P5">a) Supporting and spreading open-source software</text:p>
      <text:p text:style-name="P5">b) Developing mobile applications</text:p>
      <text:p text:style-name="P5">c) Producing video games</text:p>
      <text:p text:style-name="P5">d) Research in artificial intelligence</text:p>
      <text:p text:style-name="P5"/>
      <text:h text:style-name="Heading_20_1" text:outline-level="1">Where is the largest office of SUSE located?</text:h>
      <text:p text:style-name="P5">a) Prague, Czech Republic</text:p>
      <text:p text:style-name="P5">b) Nuremberg, Germany</text:p>
      <text:p text:style-name="P5">c) Provo, USA</text:p>
      <text:p text:style-name="P5">d) Gran Canaria, Spain</text:p>
      <text:p text:style-name="P5"/>
      <text:h text:style-name="Heading_20_1" text:outline-level="1">What are Aeon and Kalpa?</text:h>
      <text:p text:style-name="P5">a) Modern "Immutable" desktops with GNOME and KDE</text:p>
      <text:p text:style-name="P5">b) Rolling distributions with transactional updates using flatpaks on the desktop</text:p>
      <text:p text:style-name="P5">c) Distributions built on top of MicroOS</text:p>
      <text:p text:style-name="P5">d) All options are correct</text:p>
      <text:p text:style-name="P5"/>
      <text:h text:style-name="Heading_20_1" text:outline-level="1">What is the name of the openSUSE project mascot?</text:h>
      <text:p text:style-name="P5">a) Jackson</text:p>
      <text:p text:style-name="P5">b) Pascal</text:p>
      <text:p text:style-name="P5">c) Geeko</text:p>
      <text:p text:style-name="P5">d) Squirtle</text:p>
      <text:p text:style-name="P5"/>
      <text:h text:style-name="Heading_20_1" text:outline-level="1">Which rolling distribution is faster than Leap and slower than Tumbleweed?</text:h>
      <text:p text:style-name="P5">a) TumbleSlow</text:p>
      <text:p text:style-name="P5">b) FastLeap</text:p>
      <text:p text:style-name="P5">c) Slowroll</text:p>
      <text:p text:style-name="P5">d) SpeedWeed</text:p>
      <text:p text:style-name="P5"/>
      <text:h text:style-name="Heading_20_1" text:outline-level="1">What types of openSUSE distributions do we have?</text:h>
      <text:p text:style-name="P5">a) Traditional and Micro (Immutable), both types can be either rolling or with traditional releases</text:p>
      <text:p text:style-name="P5">b) Active and inactive</text:p>
      <text:p text:style-name="P5">c) Hot and cold</text:p>
      <text:p text:style-name="P5">d) Stable and unstable</text:p>
      <text:p text:style-name="P5"/>
      <text:h text:style-name="Heading_20_1" text:outline-level="1">What is the current default file system in openSUSE Leap?</text:h>
      <text:p text:style-name="P5">a) Raiserfs</text:p>
      <text:p text:style-name="P5">b) Btrfs</text:p>
      <text:p text:style-name="P5">c) XFS</text:p>
      <text:p text:style-name="P5">d) InterPlanetary File System</text:p>
      <text:p text:style-name="P5"/>
      <text:h text:style-name="Heading_20_1" text:outline-level="1"><text:soft-page-break/>What does the abbreviation "YaST" stand for in openSUSE?</text:h>
      <text:p text:style-name="P5">a) Yet another Software Tool</text:p>
      <text:p text:style-name="P5">b) Yet another Setup Tool</text:p>
      <text:p text:style-name="P5">c) Your advanced System Toolbox</text:p>
      <text:p text:style-name="P5">d) Your all-in-one Software Terminal</text:p>
      <text:p text:style-name="P5"/>
      <text:h text:style-name="Heading_20_1" text:outline-level="1">Which openSUSE distribution is optimized for running containers and microservices?</text:h>
      <text:p text:style-name="P5">a) MicroOS</text:p>
      <text:p text:style-name="P5">b) Tumbleweed</text:p>
      <text:p text:style-name="P5">c) Leap</text:p>
      <text:p text:style-name="P5">d) Nano</text:p>
      <text:p text:style-name="P5"/>
      <text:h text:style-name="Heading_20_1" text:outline-level="1">What is the slogan of openSUSE?</text:h>
      <text:p text:style-name="P5">a) "Have a lot of fun!"</text:p>
      <text:p text:style-name="P5">b) "Innovate and Collaborate"</text:p>
      <text:p text:style-name="P5">c) "Open Source, Open Future"</text:p>
      <text:p text:style-name="P5">d) "Power to the Users"</text:p>
      <text:p text:style-name="P5"/>
      <text:h text:style-name="Heading_20_1" text:outline-level="1">Where can you install additional packages or packages with changes that didn't make it into the main distribution?</text:h>
      <text:p text:style-name="P5">a) With a single click from software.opensuse.org</text:p>
      <text:p text:style-name="P5">b) By browsing the myriad of projects on OBS build.opensuse.org</text:p>
      <text:p text:style-name="P5">c) Through <text:span text:style-name="T5">command </text:span><text:span text:style-name="T3">opi</text:span>, from the Packman repository or from Flathub</text:p>
      <text:p text:style-name="P5">d) All options are correct</text:p>
      <text:p text:style-name="P5"/>
      <text:h text:style-name="P4" text:outline-level="1">In what year was the openSUSE project created?</text:h>
      <text:p text:style-name="P5">a) 2047</text:p>
      <text:p text:style-name="P5">b) 0 AD</text:p>
      <text:p text:style-name="P5">c) 2005</text:p>
      <text:p text:style-name="P5">d) 1991</text:p>
      <text:p text:style-name="P5"/>
      <text:h text:style-name="P3" text:outline-level="1">Which of the following package managers is commonly used in openSUSE?</text:h>
      <text:p text:style-name="P5">a) Yum</text:p>
      <text:p text:style-name="P5">b) DNF</text:p>
      <text:p text:style-name="P5">c) Zypper</text:p>
      <text:p text:style-name="P5">d) Pacm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Light1" fo:font-family="'Noto Sans Light'" style:font-style-name="Light" style:font-family-generic="swiss" style:font-pitch="variable" fo:font-size="7pt" style:font-size-asian="7pt" style:font-size-complex="7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201in" fo:margin-bottom="0.0402in" style:contextual-spacing="false"/>
      <style:text-properties fo:color="#2f5361" loext:opacity="100%" style:font-name="Noto Sans Light" fo:font-family="'Noto Sans Light'" style:font-family-generic="swiss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101f562"/>
    </style:style>
    <style:style style:name="MT4" style:family="text">
      <style:text-properties officeooo:rsid="000a67a7"/>
    </style:style>
    <style:style style:name="MT5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Shape 2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8" draw:name="Text Frame 3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10" draw:name="Text Frame 4" draw:style-name="Mgr3" draw:text-style-name="MP4" svg:width="0.9598in" svg:height="0.2831in" svg:x="3.7535in" svg:y="-0.4055in"><draw:text-box><text:p><text:span text:style-name="MT2">QU1Z!</text:span></text:p></draw:text-box></draw:frame><draw:frame draw:style-name="Mfr1" draw:name="Image1 Copy 1" text:anchor-type="char" svg:x="3.1217in" svg:y="-0.6736in" svg:width="0.5591in" svg:height="0.5555in" draw:z-index="5"><draw:image xlink:href="Pictures/100000010000010000000100E315EDB187116230.png" xlink:type="simple" xlink:show="embed" xlink:actuate="onLoad" draw:mime-type="image/png"/></draw:frame><text:span text:style-name="MT3">Your Name</text:span>:<text:span text:style-name="MT4">______________________</text:span></text:p>
      </style:header>
      <style:footer>
        <text:p text:style-name="Footer"><draw:frame text:anchor-type="paragraph" draw:z-index="12" draw:name="Text Frame 5" draw:style-name="Mgr4" draw:text-style-name="MP6" svg:width="5.2768in" svg:height="0.3335in" svg:x="-0.6063in" svg:y="0.5264in"><draw:text-box><text:p text:style-name="MP5"><text:span text:style-name="MT5">Quiz has two sides. Add your name to the paper to be part of our lottery for openSUSE cool stuff.</text:span></text:p><text:p text:style-name="MP5"><text:span text:style-name="MT5">Please make sure to be here in person when we call out winners.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03-22T16:22:52.067596468</dc:date>
    <meta:editing-duration>PT7H28M59S</meta:editing-duration>
    <meta:editing-cycles>199</meta:editing-cycles>
    <meta:generator>LibreOffice/7.6.2.1$Linux_X86_64 LibreOffice_project/60$Build-1</meta:generator>
    <meta:print-date>2024-03-22T16:23:02.899030203</meta:print-date>
    <meta:printed-by>PDF files</meta:printed-by>
    <meta:document-statistic meta:table-count="0" meta:image-count="2" meta:object-count="0" meta:page-count="2" meta:paragraph-count="67" meta:word-count="438" meta:character-count="2044" meta:non-whitespace-character-count="1770"/>
  </office:meta>
</office:document-meta>
</file>